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7.911cm" fo:min-width="15.375cm"/>
    </style:style>
    <style:style style:name="gr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8.161cm" svg:x="2.524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64cm" svg:height="1.778cm" svg:x="7.985cm" svg:y="11.795cm">
          <draw:text-box>
            <text:p>//tod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7:30:17.776573412</meta:creation-date>
    <dc:date>2021-10-05T17:44:51.697353013</dc:date>
    <meta:editing-duration>PT14M35S</meta:editing-duration>
    <meta:editing-cycles>1</meta:editing-cycles>
    <meta:document-statistic meta:object-count="2"/>
    <meta:generator>LibreOffice/6.4.7.2$Linux_X86_64 LibreOffice_project/40$Build-2</meta:generator>
  </office:meta>
</office:document-meta>
</file>